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1B00000A0D851990FA494D896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ABEL Unicode1" svg:font-family="'BABEL Unicode'"/>
    <style:font-face style:name="Calibri" svg:font-family="Calibri" style:font-family-generic="swiss"/>
    <style:font-face style:name="Segoe UI" svg:font-family="'Segoe UI'" style:font-family-generic="swiss"/>
    <style:font-face style:name="DejaVu Sans" svg:font-family="'DejaVu Sans'" style:font-family-generic="swiss" style:font-pitch="variable"/>
    <style:font-face style:name="BABEL Unicode" svg:font-family="'BABEL Unicode'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center"/>
      <style:text-properties style:font-name="DejaVu Sans" fo:font-size="12pt" style:font-size-asian="12pt" style:font-size-complex="12pt"/>
    </style:style>
    <style:style style:name="T1" style:family="text">
      <style:text-properties style:font-name="DejaVu Sans" fo:font-size="12pt" style:font-size-asian="12pt" style:font-size-complex="12pt"/>
    </style:style>
    <style:style style:name="T2" style:family="text">
      <style:text-properties style:font-name="DejaVu Sans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.1252in" fo:margin-right="0.1283in" fo:margin-top="0in" fo:margin-bottom="0in" style:run-through="background" style:wrap="run-through" style:number-wrapped-paragraphs="no-limit" style:vertical-pos="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6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11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3" draw:name="Shape2" draw:style-name="gr3" draw:text-style-name="P6" svg:width="4.6488in" svg:height="2.5287in" svg:x="0.7874in" svg:y="8.5618in"><draw:text-box><text:p text:style-name="P4"><text:span text:style-name="T3">Abstract</text:span></text:p><text:p text:style-name="P4"><text:span text:style-name="T1"/></text:p><text:p text:style-name="P5"><text:span text:style-name="T1">A review of available litterature on Acoustic Event Detection and Acoustic Event Classification was performed, and the theory of the important concepts for practical applications was summarized.</text:span></text:p><text:p text:style-name="P5"><text:span text:style-name="T1">A baseline method was implemented using RandomForest on max-summarized mel-spectrograms, and tested on Bird Audio Classification using the DCASE2018 Task 3 dataset. At 77% AUC ROC on the testset in the matched case, it falls short of state-of-the-art, likely due to the limited feature extraction method that was chosen.</text:span></text:p></draw:text-box></draw:frame><draw:frame text:anchor-type="paragraph" draw:z-index="1" draw:name="Shape1" draw:style-name="gr1" draw:text-style-name="P2" svg:width="4.8232in" svg:height="2.6205in" svg:x="0.7555in" svg:y="4.4728in"><draw:text-box><text:p><text:span text:style-name="T1">DAT390 term paper</text:span></text:p><text:p/><text:p><text:span text:style-name="T2">Detection and Classification of Acoustic Events using Machine Learning</text:span></text:p></draw:text-box></draw:frame><draw:frame text:anchor-type="paragraph" draw:z-index="2" draw:name="Shape2" draw:style-name="gr2" draw:text-style-name="P3" svg:width="4.1803in" svg:height="0.4031in" svg:x="0.7874in" svg:y="6.9866in"><draw:text-box><text:p><text:span text:style-name="T1">Jon Nordby, December 2018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ABEL Unicode1" svg:font-family="'BABEL Unicode'"/>
    <style:font-face style:name="Calibri" svg:font-family="Calibri" style:font-family-generic="swiss"/>
    <style:font-face style:name="Segoe UI" svg:font-family="'Segoe UI'" style:font-family-generic="swiss"/>
    <style:font-face style:name="DejaVu Sans" svg:font-family="'DejaVu Sans'" style:font-family-generic="swiss" style:font-pitch="variable"/>
    <style:font-face style:name="BABEL Unicode" svg:font-family="'BABEL Unicode'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BABEL Unicode" style:font-family-complex="'BABEL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BABEL Unicode1" style:font-family-complex="'BABEL Unicode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BABEL Unicode1" style:font-family-complex="'BABEL Unicod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BABEL Unicode1" style:font-family-complex="'BABEL Unicode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swiss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/>
    <style:style style:name="Bunntekst_20_Tegn" style:display-name="Bunntekst Tegn" style:family="text" style:parent-style-name="Default_20_Paragraph_20_Font"/>
    <style:style style:name="Bobletekst_20_Tegn" style:display-name="Bobletekst Tegn" style:family="text" style:parent-style-name="Default_20_Paragraph_20_Font">
      <style:text-properties style:font-name="Segoe UI" fo:font-family="'Segoe UI'" style:font-family-generic="swiss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83in" fo:margin-top="0in" fo:margin-bottom="0in" style:run-through="background" style:wrap="run-through" style:number-wrapped-paragraphs="no-limit" style:vertical-pos="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4925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Bilde 5" text:anchor-type="char" svg:x="0in" svg:width="8.2681in" svg:height="11.6929in" draw:z-index="0"><draw:image xlink:href="Pictures/100000000000071B00000A0D851990FA494D8969.jpg" xlink:type="simple" xlink:show="embed" xlink:actuate="onLoad" loext:mime-type="image/jpe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7-01-03T09:34:00</meta:creation-date>
    <dc:date>2018-12-12T01:00:11.360882512</dc:date>
    <meta:editing-duration>PT31M5S</meta:editing-duration>
    <meta:generator>LibreOffice/6.1.3.2$Linux_X86_64 LibreOffice_project/10$Build-2</meta:generator>
    <meta:document-statistic meta:table-count="0" meta:image-count="1" meta:object-count="0" meta:page-count="1" meta:paragraph-count="0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